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c07c" officeooo:paragraph-rsid="001fc0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c07c" officeooo:paragraph-rsid="001fc0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fc07c" officeooo:paragraph-rsid="001fc0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FOODIFY</text:p>
      <text:p text:style-name="P1"/>
      <text:p text:style-name="P2">Backend</text:p>
      <text:p text:style-name="P3">Backend sviluppato con <text:span text:style-name="T1">Python</text:span> e tecnologia <text:span text:style-name="T1">FastAPI</text:span></text:p>
      <text:p text:style-name="P3">Avvio programma: uvicorn app.main:app --reload </text:p>
      <text:p text:style-name="P3"/>
      <text:p text:style-name="P2">Frontend</text:p>
      <text:p text:style-name="P3">Sviluppato con <text:span text:style-name="T1">React</text:span> e framework <text:span text:style-name="T1">TailwindCSS</text:span>;</text:p>
      <text:p text:style-name="P3">Avvio programma: npm start</text:p>
      <text:p text:style-name="P3"/>
      <text:p text:style-name="P2">Base dati</text:p>
      <text:p text:style-name="P3">Sviluppata con <text:span text:style-name="T1">Supabase</text:span> gratuito, basato su linguaggio <text:span text:style-name="T1">SQL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9:09:15.477000000</meta:creation-date>
    <dc:date>2025-09-19T19:15:26.753000000</dc:date>
    <meta:editing-duration>PT6M12S</meta:editing-duration>
    <meta:editing-cycles>1</meta:editing-cycles>
    <meta:document-statistic meta:table-count="0" meta:image-count="0" meta:object-count="0" meta:page-count="1" meta:paragraph-count="9" meta:word-count="37" meta:character-count="267" meta:non-whitespace-character-count="239"/>
    <meta:generator>LibreOffice/7.6.2.1$Windows_X86_64 LibreOffice_project/56f7684011345957bbf33a7ee678afaf4d2ba333</meta:generator>
  </office:meta>
</office:document-meta>
</file>